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53633" officeooo:paragraph-rsid="0047c0d3"/>
    </style:style>
    <style:style style:name="P11" style:family="paragraph" style:parent-style-name="Standard">
      <style:text-properties fo:language="en" fo:country="US" officeooo:rsid="00173548" officeooo:paragraph-rsid="00173548"/>
    </style:style>
    <style:style style:name="P12" style:family="paragraph" style:parent-style-name="Standard">
      <style:text-properties fo:language="en" fo:country="US" officeooo:rsid="0018541f" officeooo:paragraph-rsid="0018541f"/>
    </style:style>
    <style:style style:name="P13" style:family="paragraph" style:parent-style-name="Standard">
      <style:text-properties fo:language="en" fo:country="US" officeooo:rsid="003b7090" officeooo:paragraph-rsid="003b7090"/>
    </style:style>
    <style:style style:name="P14" style:family="paragraph" style:parent-style-name="Standard">
      <style:text-properties fo:language="en" fo:country="US" officeooo:rsid="003dda30" officeooo:paragraph-rsid="003dda30"/>
    </style:style>
    <style:style style:name="P15" style:family="paragraph" style:parent-style-name="Standard">
      <style:text-properties fo:language="en" fo:country="US" officeooo:rsid="0047c0d3" officeooo:paragraph-rsid="003dda30"/>
    </style:style>
    <style:style style:name="P16" style:family="paragraph" style:parent-style-name="Standard" style:master-page-name="Standard">
      <style:paragraph-properties style:page-number="auto"/>
      <style:text-properties fo:language="en" fo:country="US" fo:font-weight="bold" officeooo:rsid="0049c0ef" officeooo:paragraph-rsid="0049c0ef" style:font-weight-asian="bold" style:font-weight-complex="bold"/>
    </style:style>
    <style:style style:name="P17" style:family="paragraph" style:parent-style-name="Standard">
      <style:text-properties fo:language="en" fo:country="US" officeooo:rsid="0049c0ef" officeooo:paragraph-rsid="003b7090"/>
    </style:style>
    <style:style style:name="P18" style:family="paragraph" style:parent-style-name="Standard">
      <style:text-properties fo:language="en" fo:country="US" officeooo:rsid="0049c0ef" officeooo:paragraph-rsid="0049c0ef"/>
    </style:style>
    <style:style style:name="P19" style:family="paragraph" style:parent-style-name="Standard">
      <style:text-properties fo:language="en" fo:country="US" officeooo:rsid="0049c0ef" officeooo:paragraph-rsid="004b1331"/>
    </style:style>
    <style:style style:name="P20" style:family="paragraph" style:parent-style-name="Standard">
      <style:text-properties fo:language="en" fo:country="US" officeooo:rsid="0049c0ef" officeooo:paragraph-rsid="004d9b3f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47c0d3"/>
    </style:style>
    <style:style style:name="T12" style:family="text">
      <style:text-properties officeooo:rsid="0049c0ef"/>
    </style:style>
    <style:style style:name="T13" style:family="text">
      <style:text-properties officeooo:rsid="004b1331"/>
    </style:style>
    <style:style style:name="T14" style:family="text">
      <style:text-properties officeooo:rsid="004d9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ourier Transform theorems</text:p>
      <text:p text:style-name="P4">[text for <text:span text:style-name="T12">Fourier-theorems</text:span><text:span text:style-name="T9">-</text:span><text:span text:style-name="T14">2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7">In the last <text:span text:style-name="T14">lecture we presented four basic</text:span> theorems <text:span text:style-name="T14">of the Fourier Transform. Now let's go over some other properties of the DFT that we will be using very often along the course.</text:span></text:p>
      <text:p text:style-name="P9"/>
      <text:p text:style-name="P13">2.</text:p>
      <text:p text:style-name="P20">In this lecture we will go over <text:span text:style-name="T14">phase unwrapping, zero padding, power &amp; amplitude in dB, the Fast Fourier Transform (FFT), FFT and zero-phase, and Analysis/synthesis</text:span></text:p>
      <text:p text:style-name="P13"/>
      <text:p text:style-name="P14">3.</text:p>
      <text:p text:style-name="P18"/>
      <text:p text:style-name="P18"/>
      <text:p text:style-name="P18">...</text:p>
      <text:p text:style-name="P18"/>
      <text:p text:style-name="P18">4.</text:p>
      <text:p text:style-name="P18"><text:span text:style-name="T13"/></text:p>
      <text:p text:style-name="P15"/>
      <text:p text:style-name="P10"><text:span text:style-name="T11">12</text:span>.</text:p>
      <text:p text:style-name="P7"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1"/>
      <text:p text:style-name="P11"/>
      <text:p text:style-name="P12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1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11T13:12:16</dc:date>
    <dc:creator>xavier serra</dc:creator>
    <meta:editing-duration>PT18H35M5S</meta:editing-duration>
    <meta:editing-cycles>34</meta:editing-cycles>
    <meta:generator>LibreOffice/4.0.6.2$MacOSX_x86 LibreOffice_project/2e2573268451a50806fcd60ae2d9fe01dd0ce24</meta:generator>
    <meta:document-statistic meta:table-count="0" meta:image-count="0" meta:object-count="0" meta:page-count="1" meta:paragraph-count="15" meta:word-count="120" meta:character-count="717" meta:non-whitespace-character-count="611"/>
  </office:meta>
</office:document-meta>
</file>